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Open Sans Light" svg:font-family="'Open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80000" draw:opacity="100%" draw:shadow="hidden"/>
    </style:style>
    <style:style style:name="gr2" style:family="graphic" style:parent-style-name="standard">
      <style:graphic-properties draw:stroke="none" draw:fill="solid" draw:fill-color="#a80000" draw:textarea-vertical-align="middle" fo:min-height="26.17cm" fo:min-width="2.54cm" fo:padding-top="0.254cm" fo:padding-bottom="0.254cm" fo:padding-left="0.102cm" fo:padding-right="0.102cm"/>
    </style:style>
    <style:style style:name="gr3" style:family="graphic" style:parent-style-name="standard">
      <style:graphic-properties draw:stroke="none" draw:fill="solid" draw:fill-color="#000000" draw:opacity="100%" draw:shadow="hidden"/>
    </style:style>
    <style:style style:name="gr4" style:family="graphic" style:parent-style-name="standard">
      <style:graphic-properties draw:stroke="none" draw:fill="none" fo:min-height="2.362cm" fo:min-width="2.54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gr6" style:family="graphic" style:parent-style-name="standard">
      <style:graphic-properties draw:stroke="none" svg:stroke-color="#000000" draw:fill="none" draw:fill-color="#ffffff" fo:min-height="2.1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1" style:family="paragraph">
      <loext:graphic-properties draw:fill="solid" draw:fill-color="#a80000" draw:opacity="100%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a80000"/>
      <style:paragraph-properties fo:text-align="start"/>
      <style:text-properties fo:font-size="45pt" style:font-size-asian="45pt" style:font-size-complex="45pt"/>
    </style:style>
    <style:style style:name="P4" style:family="paragraph">
      <loext:graphic-properties draw:fill="solid" draw:fill-color="#000000" draw:opacity="100%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style:font-name="PT Sans Caption" fo:font-size="51pt" style:font-size-asian="51pt" style:font-size-complex="51pt"/>
    </style:style>
    <style:style style:name="P9" style:family="paragraph">
      <loext:graphic-properties draw:fill="none" draw:fill-color="#ffffff"/>
    </style:style>
    <style:style style:name="T1" style:family="text">
      <style:text-properties fo:color="#ffffff" style:font-name="Franklin Gothic Book" fo:font-size="45pt" style:font-name-asian="Franklin Gothic Book" style:font-size-asian="45pt" style:font-name-complex="Franklin Gothic Book" style:font-size-complex="45pt"/>
    </style:style>
    <style:style style:name="T2" style:family="text">
      <style:text-properties fo:color="#ffffff" style:font-name="Open Sans Light" fo:font-size="48pt" style:font-name-asian="Open Sans Light" style:font-size-asian="48pt" style:font-name-complex="Open Sans Light" style:font-size-complex="48pt"/>
    </style:style>
    <style:style style:name="T3" style:family="text">
      <style:text-properties style:font-name="PT Sans Caption" fo:font-size="51pt" style:font-size-asian="51pt" style:font-size-complex="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25.4cm" svg:height="16.178cm" svg:x="2.54cm" svg:y="16.171cm" svg:viewBox="0 0 25401 16179" draw:points="0,0 25401,0 25401,16179 0,16179">
            <text:p/>
          </draw:polygon>
          <draw:frame draw:style-name="gr2" draw:text-style-name="P3" draw:layer="layout" svg:width="25.4cm" svg:height="39.449cm" svg:x="2.54cm" svg:y="5.413cm">
            <draw:text-box>
              <text:p text:style-name="P2"><text:span text:style-name="T1">1. Gather all materials.</text:span></text:p>
              <text:p text:style-name="P2"><text:span text:style-name="T1">2. Input values for all categories in the EEE Meta-Heuristic Algorithm.</text:span></text:p>
              <text:p text:style-name="P2"><text:span text:style-name="T1"><text:s text:c="6"/>•</text:span><text:span text:style-name="T1"><text:tab/></text:span><text:span text:style-name="T1">10 ants</text:span></text:p>
              <text:p text:style-name="P2"><text:span text:style-name="T1"><text:s text:c="6"/>•</text:span><text:span text:style-name="T1"><text:tab/></text:span><text:span text:style-name="T1">20 moves</text:span></text:p>
              <text:p text:style-name="P2"><text:span text:style-name="T1"><text:s text:c="6"/>•</text:span><text:span text:style-name="T1"><text:tab/></text:span><text:span text:style-name="T1">25% exploring</text:span></text:p>
              <text:p text:style-name="P2"><text:span text:style-name="T1"><text:s text:c="6"/>•</text:span><text:span text:style-name="T1"><text:tab/></text:span><text:span text:style-name="T1">-5.12 to 5.12</text:span></text:p>
              <text:p text:style-name="P2"><text:span text:style-name="T1"><text:s text:c="6"/>•</text:span><text:span text:style-name="T1"><text:tab/></text:span><text:span text:style-name="T1">7 trials</text:span></text:p>
              <text:p text:style-name="P2"><text:span text:style-name="T1">3. Run the program.</text:span></text:p>
              <text:p text:style-name="P2"><text:span text:style-name="T1">4. Record data by saving the HTML code onto your computer</text:span></text:p>
              <text:p text:style-name="P2"><text:span text:style-name="T1">5. Repeat steps 2 to 4 by changing the number of moves an ant can take.</text:span></text:p>
              <text:p text:style-name="P2"><text:span text:style-name="T1">6. Repeat steps 2 to 5, but this time change the exploration percentage. (keep the moves at: 50)</text:span></text:p>
              <text:p text:style-name="P2"><text:span text:style-name="T1">7. Interpret data found in all trials: see how many ants it reached the destination and how many moves it took.</text:span></text:p>
              <text:p text:style-name="P2"><text:span text:style-name="T1"/></text:p>
            </draw:text-box>
          </draw:frame>
        </draw:g>
        <draw:g>
          <draw:polygon draw:style-name="gr3" draw:text-style-name="P4" draw:layer="layout" svg:width="25.4cm" svg:height="2.067cm" svg:x="2.54cm" svg:y="3.67cm" svg:viewBox="0 0 25401 2068" draw:points="0,0 25401,0 25401,2068 0,2068">
            <text:p/>
          </draw:polygon>
          <draw:frame draw:style-name="gr4" draw:text-style-name="P6" draw:layer="layout" svg:width="25.4cm" svg:height="2.566cm" svg:x="2.54cm" svg:y="3.67cm">
            <draw:text-box>
              <text:p text:style-name="P5"><text:span text:style-name="T2">PROCEDURE</text:span></text:p>
            </draw:text-box>
          </draw:frame>
        </draw:g>
        <draw:line draw:style-name="gr5" draw:text-style-name="P7" draw:layer="layout" svg:x1="1.27cm" svg:y1="0.836cm" svg:x2="1.27cm" svg:y2="44.821cm">
          <text:p/>
        </draw:line>
        <draw:frame draw:style-name="gr6" draw:text-style-name="P8" draw:layer="layout" svg:width="28.993cm" svg:height="2.443cm" svg:x="1.351cm" svg:y="0.859cm">
          <draw:text-box>
            <text:p text:style-name="P5"><text:span text:style-name="T3">Ant Colony Optimization </text:span></text:p>
          </draw:text-box>
        </draw:frame>
        <draw:frame draw:style-name="gr7" draw:text-style-name="P9" draw:layer="layout" svg:width="0.502cm" svg:height="1.187cm" svg:x="1.27cm" svg:y="1.905cm">
          <draw:text-box>
            <text:p/>
          </draw:text-box>
        </draw:frame>
        <draw:line draw:style-name="gr5" draw:text-style-name="P7" draw:layer="layout" svg:x1="29.17cm" svg:y1="0.837cm" svg:x2="29.17cm" svg:y2="44.8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Open Sans Light" svg:font-family="'Open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5T20:00:51.773948000</dc:date>
    <meta:creation-date>2017-03-09T21:40:42Z</meta:creation-date>
    <meta:initial-creator>Mihir Kulkarni</meta:initial-creator>
    <meta:generator>LibreOffice/5.3.0.3$MacOSX_X86_64 LibreOffice_project/7074905676c47b82bbcfbea1aeefc84afe1c50e1</meta:generator>
    <meta:editing-duration>PT29M59S</meta:editing-duration>
    <meta:editing-cycles>5</meta:editing-cycles>
    <meta:document-statistic meta:object-count="10"/>
  </office:meta>
</office:document-meta>
</file>